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Standard">
      <style:text-properties fo:font-style="italic" officeooo:rsid="000d9b62" officeooo:paragraph-rsid="000d9b62" style:font-style-asian="italic" style:font-style-complex="italic"/>
    </style:style>
    <style:style style:name="P2" style:family="paragraph" style:parent-style-name="Standard">
      <style:paragraph-properties fo:text-align="start" style:justify-single-word="false"/>
      <style:text-properties fo:font-style="italic" officeooo:rsid="000d9b62" officeooo:paragraph-rsid="000d9b62" style:font-style-asian="italic" style:font-style-complex="italic"/>
    </style:style>
    <style:style style:name="P3" style:family="paragraph" style:parent-style-name="Standard">
      <style:paragraph-properties fo:text-align="justify" style:justify-single-word="false"/>
      <style:text-properties fo:font-style="italic" style:text-underline-style="none" fo:font-weight="normal" officeooo:rsid="000f53a1" officeooo:paragraph-rsid="000f53a1" style:font-style-asian="italic" style:font-weight-asian="normal" style:font-style-complex="italic" style:font-weight-complex="normal"/>
    </style:style>
    <style:style style:name="P4" style:family="paragraph" style:parent-style-name="Standard">
      <style:paragraph-properties fo:text-align="center" style:justify-single-word="false"/>
      <style:text-properties fo:font-style="normal" fo:font-weight="bold" officeooo:rsid="000d9b62" officeooo:paragraph-rsid="000d9b62" style:font-style-asian="normal" style:font-weight-asian="bold" style:font-style-complex="normal" style:font-weight-complex="bold"/>
    </style:style>
    <style:style style:name="P5" style:family="paragraph" style:parent-style-name="Standard">
      <style:paragraph-properties fo:text-align="start" style:justify-single-word="false"/>
      <style:text-properties fo:font-style="normal" fo:font-weight="normal" officeooo:rsid="000d9b62" officeooo:paragraph-rsid="000d9b62"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0d9b62" officeooo:paragraph-rsid="000d9b62"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font-style="normal" style:text-underline-style="none" fo:font-weight="normal" officeooo:rsid="000d9b62" officeooo:paragraph-rsid="000d9b62" style:font-style-asian="normal" style:font-weight-asian="normal" style:font-style-complex="normal" style:font-weight-complex="normal"/>
    </style:style>
    <style:style style:name="P8" style:family="paragraph" style:parent-style-name="Standard" style:list-style-name="L2">
      <style:paragraph-properties fo:text-align="justify" style:justify-single-word="false"/>
      <style:text-properties fo:font-style="normal" style:text-underline-style="none" fo:font-weight="normal" officeooo:rsid="000d9b62" officeooo:paragraph-rsid="000d9b62"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officeooo:paragraph-rsid="000d9b62"/>
    </style:style>
    <style:style style:name="P10" style:family="paragraph" style:parent-style-name="Standard" style:list-style-name="L3">
      <style:paragraph-properties fo:text-align="justify" style:justify-single-word="false"/>
      <style:text-properties officeooo:paragraph-rsid="000d9b62"/>
    </style:style>
    <style:style style:name="P11" style:family="paragraph" style:parent-style-name="Standard">
      <style:paragraph-properties fo:text-align="justify" style:justify-single-word="false"/>
      <style:text-properties style:text-underline-style="solid" style:text-underline-width="auto" style:text-underline-color="font-color" fo:font-weight="bold" officeooo:rsid="000d9b62" officeooo:paragraph-rsid="000d9b62" style:font-weight-asian="bold" style:font-weight-complex="bold"/>
    </style:style>
    <style:style style:name="P12" style:family="paragraph" style:parent-style-name="Standard">
      <style:paragraph-properties fo:text-align="justify" style:justify-single-word="false"/>
      <style:text-properties style:text-underline-style="solid" style:text-underline-width="auto" style:text-underline-color="font-color" fo:font-weight="bold" officeooo:rsid="000f53a1" officeooo:paragraph-rsid="000f53a1" style:font-weight-asian="bold" style:font-weight-complex="bold"/>
    </style:style>
    <style:style style:name="P13" style:family="paragraph" style:parent-style-name="Standard">
      <style:paragraph-properties fo:text-align="justify" style:justify-single-word="false"/>
      <style:text-properties style:text-underline-style="none" fo:font-weight="normal" officeooo:rsid="000d9b62" officeooo:paragraph-rsid="000d9b62" style:font-weight-asian="normal" style:font-weight-complex="normal"/>
    </style:style>
    <style:style style:name="P14" style:family="paragraph" style:parent-style-name="Standard" style:list-style-name="L4">
      <style:paragraph-properties fo:text-align="justify" style:justify-single-word="false"/>
      <style:text-properties style:text-underline-style="none" fo:font-weight="normal" officeooo:rsid="000d9b62" officeooo:paragraph-rsid="000d9b62" style:font-weight-asian="normal" style:font-weight-complex="normal"/>
    </style:style>
    <style:style style:name="T1" style:family="text">
      <style:text-properties fo:font-style="normal" style:text-underline-style="none" fo:font-weight="normal" officeooo:rsid="000d9b62" style:font-style-asian="normal" style:font-weight-asian="normal" style:font-style-complex="normal" style:font-weight-complex="normal"/>
    </style:style>
    <style:style style:name="T2" style:family="text">
      <style:text-properties style:text-position="sub 58%" fo:font-style="normal" style:text-underline-style="none" fo:font-weight="normal" officeooo:rsid="000d9b62" style:font-style-asian="normal" style:font-weight-asian="normal" style:font-style-complex="normal" style:font-weight-complex="normal"/>
    </style:style>
    <style:style style:name="T3" style:family="text">
      <style:text-properties style:text-position="0% 100%"/>
    </style:style>
    <style:style style:name="T4" style:family="text">
      <style:text-properties style:text-position="0% 100%" fo:font-style="normal" style:text-underline-style="none" fo:font-weight="normal" officeooo:rsid="000d9b62" style:font-style-asian="normal" style:font-weight-asian="normal" style:font-style-complex="normal" style:font-weight-complex="normal"/>
    </style:style>
    <style:style style:name="T5" style:family="text">
      <style:text-properties style:text-position="0% 100%"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lmsellek Saad<text:tab/><text:tab/><text:tab/><text:tab/><text:tab/><text:tab/><text:tab/><text:tab/><text:tab/><text:tab/>2019-2020</text:p>
      <text:p text:style-name="P1">Jacquier Samuel</text:p>
      <text:p text:style-name="P1">Lebrun-Thauront Romain</text:p>
      <text:p text:style-name="P1">Lougmiri Ilyas</text:p>
      <text:p text:style-name="P1"/>
      <text:p text:style-name="P4">CNA – TD11</text:p>
      <text:p text:style-name="P4">Questions</text:p>
      <text:p text:style-name="P5"/>
      <text:p text:style-name="P6">Préliminaires :</text:p>
      <text:p text:style-name="P7"/>
      <text:list xml:id="list3443525010" text:style-name="L2">
        <text:list-item>
          <text:p text:style-name="P8">Le LDPC est un code de la famille des codes blocs linéaires : il agit sur un grand nombre de bits à la fois. Plus il y a de bits sur lesquels on agit, plus on s’approche de la limite théorique de performance. Il est donc nécessaire de traiter de grands blocs, or cela peut être très long avec des techniques classiques de codage de canal (inversion et multiplications de matrices notamment). Le LDPC permet de baisser la complexité de ces opérations et c’est en cela qu’il s’agit d’une technique intéressante.</text:p>
        </text:list-item>
      </text:list>
      <text:p text:style-name="P7"/>
      <text:list xml:id="list172854208217760" text:continue-numbering="true" text:style-name="L2">
        <text:list-item>
          <text:p text:style-name="P8">LDPC (Low Density Parity Check) fait référence aux itérations de l’algorithme qui consistent à faire des tests de parité. La matrice de décodage H possède une densité basse : il y a peu de 1 par rapport à la taille de la matrice, ce qui participe d’ailleurs à réduire la complexité de l’algorithme.</text:p>
        </text:list-item>
      </text:list>
      <text:p text:style-name="P7"/>
      <text:list xml:id="list172853331233841" text:continue-numbering="true" text:style-name="L2">
        <text:list-item>
          <text:p text:style-name="P8">La représentation graphique met en évidence les check nodes et les variable nodes (ou bit nodes). Elle est directement liée à la matrice : pour une matrice de taille N x M, il y a : </text:p>
        </text:list-item>
      </text:list>
      <text:list xml:id="list2433026431" text:style-name="L3">
        <text:list-item>
          <text:p text:style-name="P10"><text:span text:style-name="T1">N v-nodes. </text:span></text:p>
        </text:list-item>
        <text:list-item>
          <text:p text:style-name="P10"><text:span text:style-name="T1">M c-nodes. </text:span></text:p>
        </text:list-item>
        <text:list-item>
          <text:p text:style-name="P10"><text:span text:style-name="T1">Le v-node i est lié au c-node j SSI H</text:span><text:span text:style-name="T2">i,j</text:span><text:span text:style-name="T4"> = 1.</text:span></text:p>
        </text:list-item>
      </text:list>
      <text:p text:style-name="P9"><text:span text:style-name="T4"><text:tab/></text:span></text:p>
      <text:p text:style-name="P9"><text:span text:style-name="T4"><text:tab/>Cette représentation permet en outre de voir clairement les échanges de « messages » qui <text:tab/>auront lieu durant l’algorithme.</text:span></text:p>
      <text:p text:style-name="P9"><text:span text:style-name="T4"/></text:p>
      <text:p text:style-name="P11"><text:span text:style-name="T5">Études des décodeurs :</text:span></text:p>
      <text:p text:style-name="P11"><text:span text:style-name="T5"/></text:p>
      <text:list xml:id="list2679390751" text:style-name="L4">
        <text:list-item>
          <text:p text:style-name="P14"><text:span text:style-name="T5">Le décodeur hard travaille symbole par symbole, sur chaque check-node, sans prendre en compte les valeurs des autres bits.</text:span></text:p>
          <text:p text:style-name="P14"><text:span text:style-name="T5">Le décodeur soft quant à lui utilise les valeurs de tous les bits à la fois car il ne travaille pas sur des valeurs décidées pour les bits mais sur des probabilités afin de ne perdre aucune information. Plus on a d’information, plus le calcul peut être efficace.</text:span></text:p>
        </text:list-item>
      </text:list>
      <text:p text:style-name="P13"><text:span text:style-name="T5"/></text:p>
      <text:list xml:id="list172854277931948" text:continue-numbering="true" text:style-name="L4">
        <text:list-item>
          <text:p text:style-name="P14"><text:span text:style-name="T5">Ces probabilités sont des informations importantes pour avoir une correction adaptée. LE décodeur soft utilisant toutes les informations à sa disposition, sa complexité et son efficacité seront toutes deux plus optimales. En outre, si le décodeur soft fonctionne par des multiplications, il est possible d’effectuer un simple logarithme sur les valeurs des probabilités afin de n’avoir à effectuer plus que des additions pour une complexité encore moindre.</text:span></text:p>
        </text:list-item>
      </text:list>
      <text:p text:style-name="P13"><text:span text:style-name="T5"/></text:p>
      <text:p text:style-name="P12"><text:span text:style-name="T5">(Bonus) Évaluation des décodeurs :</text:span></text:p>
      <text:p text:style-name="P12"><text:span text:style-name="T5"/></text:p>
      <text:p text:style-name="P3"><text:span text:style-name="T3">pistes de réponse : générer des bits, les coder et les faire passer via un canal AWGN avec SNR variable, décoder via notre décodeur, puis comparer avec les bits directement, assez simple via matl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SC Regular"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SC Regular"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3T17:14:20.202938956</meta:creation-date>
    <dc:date>2019-12-03T17:28:52.902962729</dc:date>
    <meta:editing-duration>PT1M32S</meta:editing-duration>
    <meta:editing-cycles>2</meta:editing-cycles>
    <meta:generator>LibreOffice/6.2.7.1$Linux_X86_64 LibreOffice_project/20$Build-1</meta:generator>
    <meta:document-statistic meta:table-count="0" meta:image-count="0" meta:object-count="0" meta:page-count="1" meta:paragraph-count="21" meta:word-count="414" meta:character-count="2405" meta:non-whitespace-character-count="2003"/>
  </office:meta>
</office:document-meta>
</file>